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17FB00001654566969A7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style="italic" officeooo:rsid="00137362" officeooo:paragraph-rsid="00168787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language="en" fo:country="US" fo:font-style="normal" officeooo:rsid="00137362" officeooo:paragraph-rsid="00152da9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style="normal" officeooo:rsid="00187dc5" officeooo:paragraph-rsid="00187dc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style="normal" officeooo:rsid="001912d5" officeooo:paragraph-rsid="001912d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912d5" officeooo:paragraph-rsid="001912d5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95373" officeooo:paragraph-rsid="0019537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fb439" officeooo:paragraph-rsid="001fb439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fo:font-style="normal" style:text-underline-style="solid" style:text-underline-width="auto" style:text-underline-color="font-color" officeooo:rsid="00187dc5" officeooo:paragraph-rsid="00187dc5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95373" officeooo:paragraph-rsid="0019537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e5004" officeooo:paragraph-rsid="001e500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f29f9" officeooo:paragraph-rsid="001f29f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fb439" officeooo:paragraph-rsid="001fb43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212d5b" officeooo:paragraph-rsid="00212d5b" style:font-style-asian="normal" style:font-weight-asian="normal" style:font-style-complex="normal" style:font-weight-complex="normal"/>
    </style:style>
    <style:style style:name="T1" style:family="text">
      <style:text-properties officeooo:rsid="00152da9"/>
    </style:style>
    <style:style style:name="T2" style:family="text">
      <style:text-properties officeooo:rsid="001912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1ee0" style:font-weight-asian="normal" style:font-weight-complex="normal"/>
    </style:style>
    <style:style style:name="T6" style:family="text">
      <style:text-properties fo:font-weight="normal" officeooo:rsid="001e5004" style:font-weight-asian="normal" style:font-weight-complex="normal"/>
    </style:style>
    <style:style style:name="T7" style:family="text">
      <style:text-properties fo:font-weight="normal" officeooo:rsid="00205e56" style:font-weight-asian="normal" style:font-weight-complex="normal"/>
    </style:style>
    <style:style style:name="T8" style:family="text">
      <style:text-properties fo:language="en" fo:country="US" officeooo:rsid="002288d5"/>
    </style:style>
    <style:style style:name="T9" style:family="text">
      <style:text-properties fo:language="en" fo:country="US" officeooo:rsid="00240696"/>
    </style:style>
    <style:style style:name="T10" style:family="text">
      <style:text-properties officeooo:rsid="0024b411"/>
    </style:style>
    <style:style style:name="T11" style:family="text">
      <style:text-properties officeooo:rsid="002558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9">The SMBX64 </text:span>Siz<text:span text:style-name="T8">a</text:span>ble block formula</text:p>
      <text:p text:style-name="P1">Probed by Wohlstand 4 April 2014</text:p>
      <text:p text:style-name="P1"/>
      <text:p text:style-name="P2"><text:tab/><text:span text:style-name="T1">The sizable block differs in the way that it can change size compared to a normal block. </text:span></text:p>
      <text:p text:style-name="P3"><draw:frame draw:style-name="fr1" draw:name="Изображение1" text:anchor-type="paragraph" svg:x="4.4819in" svg:y="0.002in" svg:width="2.4165in" svg:height="2.2508in" draw:z-index="0"><draw:image xlink:href="Pictures/20000009000017FB00001654566969A7.svm" xlink:type="simple" xlink:show="embed" xlink:actuate="onLoad"/></draw:frame>For render<text:span text:style-name="T10">ing</text:span> this block, <text:span text:style-name="T11">a special formula is necessary</text:span>:</text:p>
      <text:p text:style-name="P3"/>
      <text:p text:style-name="P8"><text:span text:style-name="T2">#</text:span><text:tab/><text:span text:style-name="T2">Pos-x<text:tab/>pos-y,<text:tab/>width<text:tab/>height</text:span></text:p>
      <text:p text:style-name="P4"><text:span text:style-name="T3">1:</text:span><text:tab/>0,<text:tab/>0,<text:tab/>y,<text:tab/>x</text:p>
      <text:p text:style-name="P4"><text:span text:style-name="T3">2:</text:span><text:tab/>w-y,<text:tab/>0,<text:tab/>y,<text:tab/>x</text:p>
      <text:p text:style-name="P5">3:<text:span text:style-name="T4"><text:tab/>w-y,<text:tab/>h-x,<text:tab/>y,<text:tab/>x</text:span></text:p>
      <text:p text:style-name="P6">4:<text:span text:style-name="T4"><text:tab/>0,<text:tab/>h-x,<text:tab/>y,<text:tab/>x</text:span></text:p>
      <text:p text:style-name="P9">L:<text:tab/>0,<text:tab/>x,<text:tab/>y,<text:tab/>h-2x</text:p>
      <text:p text:style-name="P6"><text:span text:style-name="T4">T:<text:tab/>y,<text:tab/></text:span><text:span text:style-name="T5">0,<text:tab/></text:span><text:span text:style-name="T6">w-2y,<text:tab/>x</text:span></text:p>
      <text:p text:style-name="P10">B:<text:tab/>y,<text:tab/>h-x,<text:tab/>w-2y,<text:tab/>x</text:p>
      <text:p text:style-name="P11">R:<text:tab/>w-y,<text:tab/>x,<text:tab/>y,<text:tab/>h-2x</text:p>
      <text:p text:style-name="P11">C:<text:tab/>y,<text:tab/>x,<text:tab/>w-2y,<text:tab/>h-2x</text:p>
      <text:p text:style-name="P11"/>
      <text:p text:style-name="P7">Where:</text:p>
      <text:p text:style-name="P12">1,2,3,4 – corners</text:p>
      <text:p text:style-name="P12">L – left border</text:p>
      <text:p text:style-name="P12">R – Right border</text:p>
      <text:p text:style-name="P12">T – Top border</text:p>
      <text:p text:style-name="P12">B – Bottom border</text:p>
      <text:p text:style-name="P12">C – Central texture</text:p>
      <text:p text:style-name="P12"/>
      <text:p text:style-name="P7"><text:span text:style-name="T7">w</text:span><text:span text:style-name="T4"> – Block width</text:span></text:p>
      <text:p text:style-name="P7"><text:span text:style-name="T7">h</text:span><text:span text:style-name="T4"> – Height of block</text:span></text:p>
      <text:p text:style-name="P12">x – constant 32 px.</text:p>
      <text:p text:style-name="P12">y – constant 32 px.</text:p>
      <text:p text:style-name="P12"/>
      <text:p text:style-name="P13">All parameters <text:span text:style-name="T10">are</text:span> relative to <text:span text:style-name="T10">the</text:span> block position <text:span text:style-name="T10">on the</text:span> level m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0:49:14.211000000</meta:creation-date>
    <dc:date>2014-07-22T10:42:54.703000000</dc:date>
    <meta:editing-duration>PT24M24S</meta:editing-duration>
    <meta:editing-cycles>17</meta:editing-cycles>
    <meta:generator>LibreOffice/4.2.4.2$Windows_x86 LibreOffice_project/63150712c6d317d27ce2db16eb94c2f3d7b699f8</meta:generator>
    <meta:document-statistic meta:table-count="0" meta:image-count="1" meta:object-count="0" meta:page-count="1" meta:paragraph-count="26" meta:word-count="132" meta:character-count="628" meta:non-whitespace-character-count="510"/>
  </office:meta>
</office:document-meta>
</file>